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cm" fo:margin-left="0cm" fo:margin-right="0.011cm" table:align="margins"/>
    </style:style>
    <style:style style:name="Table1.A" style:family="table-column">
      <style:table-column-properties style:column-width="1.852cm" style:rel-column-width="7144*"/>
    </style:style>
    <style:style style:name="Table1.B" style:family="table-column">
      <style:table-column-properties style:column-width="1.081cm" style:rel-column-width="4170*"/>
    </style:style>
    <style:style style:name="Table1.O" style:family="table-column">
      <style:table-column-properties style:column-width="1.085cm" style:rel-column-width="4181*"/>
    </style:style>
    <style:style style:name="Table1.1" style:family="table-row">
      <style:table-row-properties style:min-row-height="1.169cm"/>
    </style:style>
    <style:style style:name="Table1.A1" style:family="table-cell">
      <style:table-cell-properties style:vertical-align="middle" fo:padding="0.097cm" fo:border="0.035cm solid #000000"/>
    </style:style>
    <style:style style:name="Table1.B1" style:family="table-cell">
      <style:table-cell-properties style:vertical-align="middle" fo:padding="0.097cm" fo:border-left="0.002cm solid #000000" fo:border-right="none" fo:border-top="0.035cm solid #000000" fo:border-bottom="0.035cm solid #000000"/>
    </style:style>
    <style:style style:name="Table1.O1" style:family="table-cell">
      <style:table-cell-properties style:vertical-align="middle" fo:padding="0.097cm" fo:border-left="0.002cm solid #000000" fo:border-right="0.035cm solid #000000" fo:border-top="0.035cm solid #000000" fo:border-bottom="0.035cm solid #000000"/>
    </style:style>
    <style:style style:name="Table1.A2" style:family="table-cell">
      <style:table-cell-properties style:vertical-align="middle" fo:padding="0.097cm" fo:border-left="0.035cm solid #000000" fo:border-right="0.035cm solid #000000"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le1.J4" style:family="table-cell">
      <style:table-cell-properties style:vertical-align="middle" fo:padding="0.097cm" fo:border-left="0.002cm solid #000000" fo:border-right="none" fo:border-top="none" fo:border-bottom="0.002cm solid #000000"/>
    </style:style>
    <style:style style:name="Table1.A6" style:family="table-cell">
      <style:table-cell-properties style:vertical-align="middle" fo:padding="0.097cm" fo:border-left="0.035cm solid #000000" fo:border-right="0.035cm solid #000000" fo:border-top="none" fo:border-bottom="0.035cm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start" style:justify-single-word="false"/>
      <style:text-properties style:font-name="Arial"/>
    </style:style>
    <style:style style:name="P5"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6" style:family="paragraph" style:parent-style-name="Text_20_body">
      <style:paragraph-properties fo:text-align="center" style:justify-single-word="false"/>
      <style:text-properties style:font-name="Arial" fo:font-size="26pt" fo:font-weight="bold" style:font-size-asian="26pt" style:font-weight-asian="bold" style:font-size-complex="26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justify" style:justify-single-word="false"/>
    </style:style>
    <style:style style:name="P9" style:family="paragraph" style:parent-style-name="Table_20_Contents">
      <style:paragraph-properties fo:text-align="center" style:justify-single-word="false"/>
      <style:text-properties style:font-name="Arial" fo:font-size="10pt" style:font-size-asian="10pt" style:font-size-complex="10pt"/>
    </style:style>
    <style:style style:name="P10" style:family="paragraph" style:parent-style-name="Table_20_Contents">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2" style:family="paragraph" style:parent-style-name="Table_20_Contents">
      <style:text-properties style:font-name="Arial" fo:font-size="10pt" fo:font-weight="normal" style:font-size-asian="10pt" style:font-weight-asian="normal" style:font-size-complex="10pt" style:font-weight-complex="normal"/>
    </style:style>
    <style:style style:name="P13"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P16" style:family="paragraph" style:parent-style-name="Standard">
      <style:text-properties style:font-name="Arial"/>
    </style:style>
    <style:style style:name="P17" style:family="paragraph" style:parent-style-name="Standard">
      <style:paragraph-properties fo:text-align="start" style:justify-single-word="false"/>
      <style:text-properties style:font-name="Arial"/>
    </style:style>
    <style:style style:name="P18" style:family="paragraph" style:parent-style-name="Standard">
      <style:paragraph-properties fo:text-align="center" style:justify-single-word="false"/>
      <style:text-properties style:font-name="Arial"/>
    </style:style>
    <style:style style:name="P19" style:family="paragraph" style:parent-style-name="Standard">
      <style:paragraph-properties fo:text-align="center" style:justify-single-word="false" fo:padding="0cm" fo:border-left="none" fo:border-right="none" fo:border-top="none" fo:border-bottom="0.002cm solid #000000" style:shadow="none"/>
      <style:text-properties style:font-name="Arial"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fo:padding="0cm" fo:border-left="none" fo:border-right="none" fo:border-top="none" fo:border-bottom="0.002cm solid #000000" style:shadow="none"/>
      <style:text-properties style:font-name="Arial" fo:font-size="16pt" fo:font-weight="normal" style:font-size-asian="16pt" style:font-weight-asian="normal" style:font-size-complex="16pt" style:font-weight-complex="normal"/>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Arial"/>
    </style:style>
    <style:style style:name="P23" style:family="paragraph" style:parent-style-name="Heading_20_1" style:master-page-name="Standard">
      <style:paragraph-properties style:page-number="auto"/>
    </style:style>
    <style:style style:name="P24" style:family="paragraph" style:parent-style-name="Heading_20_1" style:master-page-name="Standard">
      <style:paragraph-properties style:page-number="auto"/>
    </style:style>
    <style:style style:name="P25" style:family="paragraph" style:parent-style-name="Heading_20_1" style:master-page-name="Standard">
      <style:paragraph-properties style:page-number="auto"/>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Heading" style:master-page-name="Standard">
      <style:paragraph-properties style:page-number="1"/>
    </style:style>
    <style:style style:name="P28" style:family="paragraph" style:parent-style-name="Table_20_Contents">
      <style:paragraph-properties fo:text-align="center" style:justify-single-word="false"/>
      <style:text-properties style:font-name="Arial" fo:font-size="10pt" style:font-size-asian="10pt" style:font-size-complex="10pt"/>
    </style:style>
    <style:style style:name="P29" style:family="paragraph" style:parent-style-name="Footer">
      <style:paragraph-properties fo:text-align="center" style:justify-single-word="false"/>
    </style:style>
    <style:style style:name="P30" style:family="paragraph" style:parent-style-name="Text_20_body">
      <style:text-properties style:font-name="Arial"/>
    </style:style>
    <style:style style:name="P31" style:family="paragraph" style:parent-style-name="Text_20_body" style:list-style-name="L1">
      <style:paragraph-properties fo:text-align="start" style:justify-single-word="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1">
      <style:paragraph-properties fo:margin-top="0cm" fo:margin-bottom="0cm" fo:text-align="start" style:justify-single-word="false"/>
    </style:style>
    <style:style style:name="P39" style:family="paragraph" style:parent-style-name="Text_20_body" style:list-style-name="L1">
      <style:paragraph-properties fo:margin-top="0cm" fo:margin-bottom="0cm" fo:text-align="start" style:justify-single-word="false"/>
    </style:style>
    <style:style style:name="P40" style:family="paragraph" style:parent-style-name="Text_20_body" style:list-style-name="L4">
      <style:paragraph-properties fo:margin-top="0cm" fo:margin-bottom="0cm"/>
    </style:style>
    <style:style style:name="P41" style:family="paragraph" style:parent-style-name="Text_20_body" style:list-style-name="L4">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4">
      <style:paragraph-properties fo:margin-top="0cm" fo:margin-bottom="0cm"/>
    </style:style>
    <style:style style:name="P44" style:family="paragraph" style:parent-style-name="Text_20_body" style:list-style-name="L4">
      <style:paragraph-properties fo:margin-top="0cm" fo:margin-bottom="0cm"/>
    </style:style>
    <style:style style:name="P45" style:family="paragraph" style:parent-style-name="Text_20_body" style:list-style-name="L4">
      <style:paragraph-properties fo:margin-top="0cm" fo:margin-bottom="0cm"/>
    </style:style>
    <style:style style:name="P46" style:family="paragraph" style:parent-style-name="Text_20_body" style:list-style-name="L4">
      <style:paragraph-properties fo:margin-top="0cm" fo:margin-bottom="0cm"/>
    </style:style>
    <style:style style:name="P47" style:family="paragraph" style:parent-style-name="Text_20_body" style:list-style-name="L4">
      <style:paragraph-properties fo:margin-top="0cm" fo:margin-bottom="0cm"/>
    </style:style>
    <style:style style:name="P48" style:family="paragraph" style:parent-style-name="Text_20_body" style:list-style-name="L4">
      <style:paragraph-properties fo:margin-top="0cm" fo:margin-bottom="0cm"/>
    </style:style>
    <style:style style:name="P49" style:family="paragraph" style:parent-style-name="Text_20_body" style:list-style-name="L5">
      <style:paragraph-properties fo:margin-top="0cm" fo:margin-bottom="0cm"/>
    </style:style>
    <style:style style:name="T1" style:family="text">
      <style:text-properties style:font-name="Arial"/>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lovenská technická univerzita v Bratislave</text:p>
      <text:p text:style-name="P19">FAKULTA INFORMATIKY A INFORMAČNÝCH TECHNOLÓGIÍ</text:p>
      <text:p text:style-name="P20">Ilkovičova 3, 842 16 Bratislava 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6"><text:bookmark text:name="alumni"/>ALUMNI</text:p>
      <text:p text:style-name="P5">Informačný systém</text:p>
      <text:p text:style-name="P5">pre komunikáciu s absolventami</text:p>
      <text:p text:style-name="P2"/>
      <text:p text:style-name="P2">Ponuka tímu č. 14</text:p>
      <text:p text:style-name="P3"/>
      <text:p text:style-name="P3"/>
      <text:p text:style-name="P3"/>
      <text:p text:style-name="P3"/>
      <text:p text:style-name="P3"/>
      <text:p text:style-name="P3"/>
      <text:p text:style-name="P3"/>
      <text:p text:style-name="P3"/>
      <text:p text:style-name="P3"/>
      <text:p text:style-name="P4">Bc. Bartoš Ľuboš</text:p>
      <text:p text:style-name="P4">Bc. Cích Peter </text:p>
      <text:p text:style-name="P4">Bc. Fábik Pavol</text:p>
      <text:p text:style-name="P4">Bc. Garaj Ján</text:p>
      <text:p text:style-name="P4">Bc. Hergott Jozef</text:p>
      <text:p text:style-name="P4">Bc. Hopko Jozef</text:p>
      <text:p text:style-name="P4"/>
      <text:p text:style-name="P4">E-mail: fiit@civ.sk</text:p>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P27">Obsah</text:p>
          </text:index-title>
          <text:p text:style-name="P26">Úvod<text:tab/>2</text:p>
          <text:p text:style-name="P26">Zadanie<text:tab/>3</text:p>
          <text:p text:style-name="P26">Motivácia<text:tab/>4</text:p>
          <text:p text:style-name="P26">Tím<text:tab/>5</text:p>
          <text:p text:style-name="P26">Ponuka riešenia<text:tab/>7</text:p>
          <text:p text:style-name="P14">Opis problému a náčrt riešenia<text:tab/>7</text:p>
          <text:p text:style-name="P14">Implementačného možnosti<text:tab/>7</text:p>
          <text:p text:style-name="P26">Prílohy<text:tab/>8</text:p>
          <text:p text:style-name="P14">A. Rozvrh<text:tab/>8</text:p>
          <text:p text:style-name="P14">B. Témy, o ktoré máme záujem<text:tab/>8</text:p>
        </text:index-body>
      </text:table-of-content>
      <text:p text:style-name="Standard"/>
      <text:h text:style-name="P23" text:outline-level="1">Úvod</text:h>
      <text:p text:style-name="Text_20_body">Tento dokument vznikol v rámci predmetov Tvorba informačného systému v tíme a Tvorba softvérového systému v tíme na FIIT STU. Obsahuje ponuku tímu č. 14 na vytvorenie informačného systému pre komunikáciu s absolventmi našej fakulty.</text:p>
      <text:p text:style-name="Text_20_body"/>
      <text:h text:style-name="P21" text:outline-level="1">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1">
        <text:list-item>
          <text:p text:style-name="P38"><text:span text:style-name="T2">Prezentovať základné informácie o absolventoch verejnosti.</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38"><text:span text:style-name="T2">Sprostredkovať fakulte získavanie aktuálnych informácií o absolventoch v praxi.</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31"><text:span text:style-name="T2">Umožniť absolventom vzájomnú komunikáciu.</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Dôležité požiadavky: </text:p>
      <text:list text:style-name="L4">
        <text:list-item>
          <text:p text:style-name="P40">zachovanie bezpečného prístupu k informáciám </text:p>
        </text:list-item>
        <text:list-item>
          <text:p text:style-name="P40">jednoduché rozhranie </text:p>
        </text:list-item>
        <text:list-item>
          <text:p text:style-name="P40">systém bez ďalších hardvérových nárokov </text:p>
        </text:list-item>
        <text:list-item>
          <text:p text:style-name="P40">jednoduchá a bezpečná komunikácia medzi všetkými používateľmi systému </text:p>
        </text:list-item>
        <text:list-item>
          <text:p text:style-name="P40">modularita a rozšíriteľnosť </text:p>
        </text:list-item>
        <text:list-item>
          <text:p text:style-name="P40">škálovateľnosť </text:p>
        </text:list-item>
        <text:list-item>
          <text:p text:style-name="P40">rozhranie pre získavanie štatistických dát pre fakultu </text:p>
        </text:list-item>
        <text:list-item>
          <text:p text:style-name="P40">import základných údajov z fakultných IS </text:p>
        </text:list-item>
        <text:list-item>
          <text:p text:style-name="P40">export do súboru, možnosť umiestniť vybrané údaje ako prezentáciu o absolventoch na pamäťové médiá </text:p>
        </text:list-item>
        <text:list-item>
          <text:p text:style-name="P32">nasadenie do skúšobnej prevádzky v marci 2008 </text:p>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5">
        <text:list-item>
          <text:p text:style-name="P49"><text:a xlink:type="simple" xlink:href="http://www2.dcs.elf.stuba.sk/TeamProject/2006/team18/">http://www2.dcs.elf.stuba.sk/TeamProject/2006/team18/</text:a> </text:p>
        </text:list-item>
        <text:list-item>
          <text:p text:style-name="P33"><text:a xlink:type="simple" xlink:href="http://www2.dcs.elf.stuba.sk/TeamProject/2006/team15/public_html/">http://www2.dcs.elf.stuba.sk/TeamProject/2006/team15/public_html/</text:a> </text:p>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P23" text:outline-level="1">Motivácia</text:h>
      <text:p text:style-name="P7">„Kto si?“</text:p>
      <text:p text:style-name="P8">Našou víziou je to, že keď dostane túto otázku absolvent FIIT STU, tak bude môcť dotyčného s hrdosťou odkázať na portál absolventov fakulty. Tento portál bude oficiálnou prezentáciou absolventov našej fakulty. Absolvent sa bude môcť pomocou neho prezentovať komukoľvek (typicky zamestnávateľom), pričom nebude musieť dokladovať svoje vzdelanie na našej fakulte žiadnym papierovým dokumentom. Miesto tu totiž automaticky dostanú iba absolventi FIIT. Našou motiváciou je aby systém s uplatnením tejto predostrenej vízie bol aktívny už počas nášho štúdia, nakoľko vyššie spomenuté výhody by sa uvítali pravdepodobne všetci študenti a nielen členovia nášho tímu.</text:p>
      <text:p text:style-name="Text_20_body">Zároveň je nám motiváciou, aby tento portál slúžil aj na nadväzovanie, či udržiavanie kontaktov po opustení školy. Dúfame, že okolo tohto portálu sa vytvorí odborná komunita našich absolventov. ...</text:p>
      <text:p text:style-name="Text_20_body"/>
      <text:h text:style-name="P23" text:outline-level="1">Projektový tím</text:h>
      <text:p text:style-name="Text_20_body">V našom tíme sa stretli študenti prvého ročníka inžinierskeho štúdia na FIIT STU v odboroch Informačné systémy a Softvérové inžinierstvo. Piati z nás sú absolventmi bakalárskeho štúdia FIIT v odbore Informatika, jeden je absolvent bakalárskeho štúdia na škole_XY.</text:p>
      <text:p text:style-name="Text_20_body">Každý z nás má osobité vedomosti a nahliada na problémy svojim profesným pohľadom. Preto je našou výhodou ako tímu široký rozhľad v oblasti webových technológií.</text:p>
      <text:p text:style-name="Title">Bc. Bartoš Ľuboš</text:p>
      <text:p text:style-name="Text_20_body"/>
      <text:p text:style-name="Title">Bc. Cích Peter </text:p>
      <text:p text:style-name="Text_20_body">Ovláda programovacie jazyky C/C++ a Java. Má skúsenosti s HTML, XHTML, CSS a JavaScript, ktoré využil napríklad aj pri tvorbe svojej osobnej web stránky (www.cisek.tk).</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priateľského používateľského rozhrania.</text:p>
      <text:p text:style-name="Title">Bc. Fábik Pavol</text:p>
      <text:p text:style-name="Text_20_body"/>
      <text:p text:style-name="Title">Bc. Garaj Ján</text:p>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REST.</text:p>
      <text:p text:style-name="Text_20_body">Viac o ňom sa dočítate na jeho osobnej stránke: garaj.positive.sk.</text:p>
      <text:p text:style-name="Text_20_body"/>
      <text:p text:style-name="Title">Bc. Hergott Jozef</text:p>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Text_20_body">Výhodou v rámci témy tohto projektu môže byť aj to, že má zapísaný k tejto téme užitočný predmet <text:soft-page-break/>Pokročilé databázové technológie.</text:p>
      <text:p text:style-name="Title"><text:span text:style-name="T1">Bc. Hopko Jozef</text:span></text:p>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ové prostredie Visual C++ a framework MFC. Počas štúdia si ďalej osvojil programovacie jazyky PHP, SQL, Java. Ovláda jazyk symbolických inštrukcií pre procesory 8051, AVR a PIC. Témou jeho záverečného projektu bakalárskeho štúdia bol návrh a implementácia ovládača zvukovej karty pre Minix3.V súčasnosti externe pracuje na softvérových projektoch pre firmu EnOcean.</text:p>
      <text:p text:style-name="Standard"/>
      <text:p text:style-name="P30"/>
      <text:h text:style-name="P21" text:outline-level="1">Ponuka riešenia</text:h>
      <text:h text:style-name="Heading_20_2" text:outline-level="2">Opis problému a náčrt riešenia</text:h>
      <text:h text:style-name="Heading_20_2" text:outline-level="2">Implementačného možnosti</text:h>
      <text:p text:style-name="Text_20_body"/>
      <text:h text:style-name="P22" text:outline-level="1">Prílohy</text:h>
      <text:h text:style-name="Heading_20_2" text:outline-level="2">A. Rozvrh</text:h>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12"/>
          </table:table-cell>
          <table:table-cell table:style-name="Table1.B1" office:value-type="string">
            <text:p text:style-name="P13">7:00</text:p>
            <text:p text:style-name="P13">-</text:p>
            <text:p text:style-name="P13">7:50</text:p>
          </table:table-cell>
          <table:table-cell table:style-name="Table1.B1" office:value-type="string">
            <text:p text:style-name="P13">8:00</text:p>
            <text:p text:style-name="P13">-</text:p>
            <text:p text:style-name="P13">8:50</text:p>
          </table:table-cell>
          <table:table-cell table:style-name="Table1.B1" office:value-type="string">
            <text:p text:style-name="P13">9:00</text:p>
            <text:p text:style-name="P13">-</text:p>
            <text:p text:style-name="P13">9:50</text:p>
          </table:table-cell>
          <table:table-cell table:style-name="Table1.B1" office:value-type="string">
            <text:p text:style-name="P13">10:00 - 10:50<text:tab/></text:p>
          </table:table-cell>
          <table:table-cell table:style-name="Table1.B1" office:value-type="string">
            <text:p text:style-name="P13">11:00 - 11:50</text:p>
          </table:table-cell>
          <table:table-cell table:style-name="Table1.B1" office:value-type="string">
            <text:p text:style-name="P13">12:00 - 12:50</text:p>
          </table:table-cell>
          <table:table-cell table:style-name="Table1.B1" office:value-type="string">
            <text:p text:style-name="P13">13:00 - 13:50</text:p>
          </table:table-cell>
          <table:table-cell table:style-name="Table1.B1" office:value-type="string">
            <text:p text:style-name="P13">14:00 - 14:50</text:p>
          </table:table-cell>
          <table:table-cell table:style-name="Table1.B1" office:value-type="string">
            <text:p text:style-name="P13">15:00 - 15:50</text:p>
          </table:table-cell>
          <table:table-cell table:style-name="Table1.B1" office:value-type="string">
            <text:p text:style-name="P13">16:00 - 16:50</text:p>
          </table:table-cell>
          <table:table-cell table:style-name="Table1.B1" office:value-type="string">
            <text:p text:style-name="P13">17:00 - 17:50</text:p>
          </table:table-cell>
          <table:table-cell table:style-name="Table1.B1" office:value-type="string">
            <text:p text:style-name="P13">18:00 - 18:50</text:p>
          </table:table-cell>
          <table:table-cell table:style-name="Table1.B1" office:value-type="string">
            <text:p text:style-name="P13">19:00 - 19:50</text:p>
          </table:table-cell>
          <table:table-cell table:style-name="Table1.O1" office:value-type="string">
            <text:p text:style-name="P13">20:00 - 20:50</text:p>
          </table:table-cell>
        </table:table-row>
        <table:table-row table:style-name="Table1.1">
          <table:table-cell table:style-name="Table1.A2" office:value-type="string">
            <text:p text:style-name="P10">Pondelok</text:p>
          </table:table-cell>
          <table:table-cell table:style-name="Table1.B2" table:number-columns-spanned="3" office:value-type="string">
            <text:p text:style-name="P9">Architektúra počítačových systémov</text:p>
          </table:table-cell>
          <table:covered-table-cell/>
          <table:covered-table-cell/>
          <table:table-cell table:style-name="Table1.E2" table:number-columns-spanned="3" office:value-type="string">
            <text:p text:style-name="P11">2. preferovaný čas stretnutia</text:p>
          </table:table-cell>
          <table:covered-table-cell/>
          <table:covered-table-cell/>
          <table:table-cell table:style-name="Table1.B2" table:number-columns-spanned="3" office:value-type="string">
            <text:p text:style-name="P9">Návrh prekladačov</text:p>
          </table:table-cell>
          <table:covered-table-cell/>
          <table:covered-table-cell/>
          <table:table-cell table:style-name="Table1.B2" table:number-columns-spanned="2" office:value-type="string">
            <text:p text:style-name="P9">TSS1</text:p>
          </table:table-cell>
          <table:covered-table-cell/>
          <table:table-cell table:style-name="Table1.B2" table:number-columns-spanned="2" office:value-type="string">
            <text:p text:style-name="P9">VSS</text:p>
          </table:table-cell>
          <table:covered-table-cell/>
          <table:table-cell table:style-name="Table1.O2" office:value-type="string">
            <text:p text:style-name="P9"/>
          </table:table-cell>
        </table:table-row>
        <table:table-row table:style-name="Table1.1">
          <table:table-cell table:style-name="Table1.A2" office:value-type="string">
            <text:p text:style-name="P10">Utorok</text:p>
          </table:table-cell>
          <table:table-cell table:style-name="Table1.E2" table:number-columns-spanned="3" office:value-type="string">
            <text:p text:style-name="P11">3. preferovaný čas stretnutia</text:p>
          </table:table-cell>
          <table:covered-table-cell/>
          <table:covered-table-cell/>
          <table:table-cell table:style-name="Table1.E2" table:number-columns-spanned="3" office:value-type="string">
            <text:p text:style-name="P11">1. preferovaný čas stretnutia</text:p>
          </table:table-cell>
          <table:covered-table-cell/>
          <table:covered-table-cell/>
          <table:table-cell table:style-name="Table1.B2" table:number-columns-spanned="2" office:value-type="string">
            <text:p text:style-name="P9">Kódovanie</text:p>
          </table:table-cell>
          <table:covered-table-cell/>
          <table:table-cell table:style-name="Table1.B2" table:number-columns-spanned="2" office:value-type="string">
            <text:p text:style-name="P9">MSI</text:p>
          </table:table-cell>
          <table:covered-table-cell/>
          <table:table-cell table:style-name="Table1.B2" table:number-columns-spanned="2" office:value-type="string">
            <text:p text:style-name="P9">MSI</text:p>
          </table:table-cell>
          <table:covered-table-cell/>
          <table:table-cell table:style-name="Table1.N3" table:number-columns-spanned="2" office:value-type="string">
            <text:p text:style-name="P9">Bezpečnosť a manažment IS</text:p>
          </table:table-cell>
          <table:covered-table-cell/>
        </table:table-row>
        <table:table-row table:style-name="Table1.1">
          <table:table-cell table:style-name="Table1.A2" office:value-type="string">
            <text:p text:style-name="P10">Streda</text:p>
          </table:table-cell>
          <table:table-cell table:style-name="Table1.B2" table:number-columns-spanned="2" office:value-type="string">
            <text:p text:style-name="P9">Neurónové siete</text:p>
          </table:table-cell>
          <table:covered-table-cell/>
          <table:table-cell table:style-name="Table1.B2" table:number-columns-spanned="2" office:value-type="string">
            <text:p text:style-name="P9">Neurónové siete</text:p>
          </table:table-cell>
          <table:covered-table-cell/>
          <table:table-cell table:style-name="Table1.B2" table:number-columns-spanned="2" office:value-type="string">
            <text:p text:style-name="P9">Pokročilé DB technológie</text:p>
          </table:table-cell>
          <table:covered-table-cell/>
          <table:table-cell table:style-name="Table1.B2" table:number-columns-spanned="2" office:value-type="string">
            <text:p text:style-name="P9">Neurónové siete</text:p>
          </table:table-cell>
          <table:covered-table-cell/>
          <table:table-cell table:style-name="Table1.J4" office:value-type="string">
            <text:p text:style-name="P9"/>
          </table:table-cell>
          <table:table-cell table:style-name="Table1.J4" office:value-type="string">
            <text:p text:style-name="P9"/>
          </table:table-cell>
          <table:table-cell table:style-name="Table1.J4" office:value-type="string">
            <text:p text:style-name="P9"/>
          </table:table-cell>
          <table:table-cell table:style-name="Table1.J4" office:value-type="string">
            <text:p text:style-name="P9"/>
          </table:table-cell>
          <table:table-cell table:style-name="Table1.J4" office:value-type="string">
            <text:p text:style-name="P9"/>
          </table:table-cell>
          <table:table-cell table:style-name="Table1.O2" office:value-type="string">
            <text:p text:style-name="P9"/>
          </table:table-cell>
        </table:table-row>
        <table:table-row table:style-name="Table1.1">
          <table:table-cell table:style-name="Table1.A2" office:value-type="string">
            <text:p text:style-name="P10">Štvrtok</text:p>
          </table:table-cell>
          <table:table-cell table:style-name="Table1.B2" table:number-columns-spanned="2" office:value-type="string">
            <text:p text:style-name="P9">Kódovanie</text:p>
          </table:table-cell>
          <table:covered-table-cell/>
          <table:table-cell table:style-name="Table1.J4" office:value-type="string">
            <text:p text:style-name="P9"/>
          </table:table-cell>
          <table:table-cell table:style-name="Table1.B2" table:number-columns-spanned="3" office:value-type="string">
            <text:p text:style-name="P9">Návrh prekladačov</text:p>
          </table:table-cell>
          <table:covered-table-cell/>
          <table:covered-table-cell/>
          <table:table-cell table:style-name="Table1.J4" office:value-type="string">
            <text:p text:style-name="P9"/>
          </table:table-cell>
          <table:table-cell table:style-name="Table1.B2" table:number-columns-spanned="3" office:value-type="string">
            <text:p text:style-name="P9">Architektúra softvérových systémov</text:p>
          </table:table-cell>
          <table:covered-table-cell/>
          <table:covered-table-cell/>
          <table:table-cell table:style-name="Table1.J4" office:value-type="string">
            <text:p text:style-name="P9"/>
          </table:table-cell>
          <table:table-cell table:style-name="Table1.J4" office:value-type="string">
            <text:p text:style-name="P9"/>
          </table:table-cell>
          <table:table-cell table:style-name="Table1.J4" office:value-type="string">
            <text:p text:style-name="P9"/>
          </table:table-cell>
          <table:table-cell table:style-name="Table1.O2" office:value-type="string">
            <text:p text:style-name="P9"/>
          </table:table-cell>
        </table:table-row>
        <table:table-row table:style-name="Table1.1">
          <table:table-cell table:style-name="Table1.A6" office:value-type="string">
            <text:p text:style-name="P10">Piatok</text:p>
          </table:table-cell>
          <table:table-cell table:style-name="Table1.B2" table:number-columns-spanned="3" office:value-type="string">
            <text:p text:style-name="P9">Návrh prekladačov</text:p>
          </table:table-cell>
          <table:covered-table-cell/>
          <table:covered-table-cell/>
          <table:table-cell table:style-name="Table1.B2" table:number-columns-spanned="3" office:value-type="string">
            <text:p text:style-name="P9">Návrh prekladačov</text:p>
          </table:table-cell>
          <table:covered-table-cell/>
          <table:covered-table-cell/>
          <table:table-cell table:style-name="Table1.J4" office:value-type="string">
            <text:p text:style-name="P9"/>
          </table:table-cell>
          <table:table-cell table:style-name="Table1.J4" office:value-type="string">
            <text:p text:style-name="P9"/>
          </table:table-cell>
          <table:table-cell table:style-name="Table1.J4" office:value-type="string">
            <text:p text:style-name="P9"/>
          </table:table-cell>
          <table:table-cell table:style-name="Table1.J4" office:value-type="string">
            <text:p text:style-name="P9"/>
          </table:table-cell>
          <table:table-cell table:style-name="Table1.J4" office:value-type="string">
            <text:p text:style-name="P9"/>
          </table:table-cell>
          <table:table-cell table:style-name="Table1.J4" office:value-type="string">
            <text:p text:style-name="P9"/>
          </table:table-cell>
          <table:table-cell table:style-name="Table1.J4" office:value-type="string">
            <text:p text:style-name="P9"/>
          </table:table-cell>
          <table:table-cell table:style-name="Table1.O2" office:value-type="string">
            <text:p text:style-name="P9"/>
          </table:table-cell>
        </table:table-row>
      </table:table>
      <text:p text:style-name="P1"/>
      <text:h text:style-name="Heading_20_2" text:outline-level="2">B. Témy, o ktoré máme záujem</text:h>
      <text:p text:style-name="Text_20_body">Témy sú zoradené podľa priority:</text:p>
      <text:list text:style-name="L6">
        <text:list-item>
          <text:p text:style-name="P34">Informačný systém pre komunikáciu s absolventmi (ALUMNI)</text:p>
        </text:list-item>
        <text:list-item>
          <text:p text:style-name="P34">Báza znalostí a zručností študentov (ZNALOSTI)</text:p>
        </text:list-item>
        <text:list-item>
          <text:p text:style-name="P34">Oznamovanie požiarov dobrovoľným hasičom (HASICI)</text:p>
        </text:list-item>
        <text:list-item>
          <text:p text:style-name="P34">Podpora riadenia projektovo-orientovanej firmy (RIADEN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 <text:page-number text:select-page="current">8</text:page-number> -</text:p>
      </style:footer>
      <style:footer-left>
        <text:p text:style-name="P1">- <text:page-number text:select-page="current">8</text:page-number> -</text:p>
      </style:footer-left>
    </style:master-page>
    <style:master-page style:name="Envelope" style:page-layout-name="pm2"/>
    <style:master-page style:name="First_20_Page" style:display-name="First Page" style:page-layout-name="pm3" style:next-style-name="Standard"/>
    <style:master-page style:name="Right_20_Page" style:display-name="Right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09-27T17:23:50</meta:creation-date>
    <dc:creator>Jozef Hergott</dc:creator>
    <dc:date>2007-09-27T20:05:33</dc:date>
    <meta:editing-cycles>5</meta:editing-cycles>
    <meta:editing-duration>PT2H26M10S</meta:editing-duration>
    <meta:user-defined meta:name="Info 1"/>
    <meta:user-defined meta:name="Info 2"/>
    <meta:user-defined meta:name="Info 3"/>
    <meta:user-defined meta:name="Info 4"/>
    <meta:document-statistic meta:table-count="1" meta:image-count="0" meta:object-count="0" meta:page-count="10" meta:paragraph-count="128" meta:word-count="1218" meta:character-count="8572"/>
  </office:meta>
</office:document-meta>
</file>